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3.66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4.0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outpu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rue species</text:p>
          </table:table-cell>
          <table:table-cell office:value-type="string" calcext:value-type="string">
            <text:p>best guess</text:p>
          </table:table-cell>
          <table:table-cell office:value-type="string" calcext:value-type="string">
            <text:p>confidenc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ercus phellos</text:p>
          </table:table-cell>
          <table:table-cell office:value-type="float" office:value="0.615519417836098" calcext:value-type="float">
            <text:p>0.6155194178</text:p>
          </table:table-cell>
          <table:table-cell office:value-type="float" office:value="1" calcext:value-type="float">
            <text:p>1</text:p>
          </table:table-cell>
          <table:table-cell table:style-name="ce1" table:formula="of:=AVERAGE([.D2:.D137])" office:value-type="percentage" office:value="0.816176470588235" calcext:value-type="percentage">
            <text:p>81.62%</text:p>
          </table:table-cell>
        </table:table-row>
        <table:table-row table:style-name="ro1">
          <table:table-cell table:number-columns-repeated="2" office:value-type="string" calcext:value-type="string">
            <text:p>Quercus laurifolia</text:p>
          </table:table-cell>
          <table:table-cell office:value-type="float" office:value="0.676302575734909" calcext:value-type="float">
            <text:p>0.6763025757</text:p>
          </table:table-cell>
          <table:table-cell office:value-type="float" office:value="1" calcext:value-type="float">
            <text:p>1</text:p>
          </table:table-cell>
          <table:table-cell table:style-name="ce1" table:formula="of:=AVERAGE([.C2:.C137])" office:value-type="percentage" office:value="0.58644994416191" calcext:value-type="percentage">
            <text:p>58.64%</text:p>
          </table:table-cell>
        </table:table-row>
        <table:table-row table:style-name="ro1">
          <table:table-cell table:number-columns-repeated="2" office:value-type="string" calcext:value-type="string">
            <text:p>Quercus stellata</text:p>
          </table:table-cell>
          <table:table-cell office:value-type="float" office:value="0.586767423236625" calcext:value-type="float">
            <text:p>0.586767423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uercus palustris</text:p>
          </table:table-cell>
          <table:table-cell office:value-type="float" office:value="0.727805762613828" calcext:value-type="float">
            <text:p>0.72780576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uercus nigra</text:p>
          </table:table-cell>
          <table:table-cell office:value-type="float" office:value="0.578991842643206" calcext:value-type="float">
            <text:p>0.57899184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uercus nigra</text:p>
          </table:table-cell>
          <table:table-cell office:value-type="float" office:value="0.521614540579029" calcext:value-type="float">
            <text:p>0.52161454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uercus nigra</text:p>
          </table:table-cell>
          <table:table-cell office:value-type="float" office:value="0.48940207965738" calcext:value-type="float">
            <text:p>0.489402079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uercus imbricaria</text:p>
          </table:table-cell>
          <table:table-cell office:value-type="float" office:value="0.615027995279015" calcext:value-type="float">
            <text:p>0.615027995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ercus lyrata</text:p>
          </table:table-cell>
          <table:table-cell office:value-type="string" calcext:value-type="string">
            <text:p>Quercus palustris</text:p>
          </table:table-cell>
          <table:table-cell office:value-type="float" office:value="0.420323421276008" calcext:value-type="float">
            <text:p>0.42032342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uercus stellata</text:p>
          </table:table-cell>
          <table:table-cell office:value-type="float" office:value="0.70579130332307" calcext:value-type="float">
            <text:p>0.705791303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uercus imbricaria</text:p>
          </table:table-cell>
          <table:table-cell office:value-type="float" office:value="0.691784730906172" calcext:value-type="float">
            <text:p>0.69178473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uercus accutissima</text:p>
          </table:table-cell>
          <table:table-cell office:value-type="float" office:value="0.77359071650983" calcext:value-type="float">
            <text:p>0.773590716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uercus stellata</text:p>
          </table:table-cell>
          <table:table-cell office:value-type="float" office:value="0.105087947355585" calcext:value-type="float">
            <text:p>0.105087947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uercus palustris</text:p>
          </table:table-cell>
          <table:table-cell office:value-type="float" office:value="0.530632472413416" calcext:value-type="float">
            <text:p>0.530632472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uercus laurifolia</text:p>
          </table:table-cell>
          <table:table-cell office:value-type="float" office:value="0.755799372311032" calcext:value-type="float">
            <text:p>0.75579937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uercus nigra</text:p>
          </table:table-cell>
          <table:table-cell office:value-type="float" office:value="0.605872943611666" calcext:value-type="float">
            <text:p>0.605872943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uercus nigra</text:p>
          </table:table-cell>
          <table:table-cell office:value-type="float" office:value="0.589948615553521" calcext:value-type="float">
            <text:p>0.589948615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uercus stellata</text:p>
          </table:table-cell>
          <table:table-cell office:value-type="float" office:value="0.634487028921057" calcext:value-type="float">
            <text:p>0.634487028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uercus stellata</text:p>
          </table:table-cell>
          <table:table-cell office:value-type="float" office:value="0.671270505276385" calcext:value-type="float">
            <text:p>0.671270505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uercus nigra</text:p>
          </table:table-cell>
          <table:table-cell office:value-type="float" office:value="0.612066029641509" calcext:value-type="float">
            <text:p>0.612066029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ercus palustris</text:p>
          </table:table-cell>
          <table:table-cell office:value-type="string" calcext:value-type="string">
            <text:p>Quercus nigra</text:p>
          </table:table-cell>
          <table:table-cell office:value-type="float" office:value="0.392453625602233" calcext:value-type="float">
            <text:p>0.392453625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uercus phellos</text:p>
          </table:table-cell>
          <table:table-cell office:value-type="float" office:value="0.749465460151438" calcext:value-type="float">
            <text:p>0.74946546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ercus imbricaria</text:p>
          </table:table-cell>
          <table:table-cell office:value-type="string" calcext:value-type="string">
            <text:p>Quercus phellos</text:p>
          </table:table-cell>
          <table:table-cell office:value-type="float" office:value="0.623177500480403" calcext:value-type="float">
            <text:p>0.62317750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uercus accutissima</text:p>
          </table:table-cell>
          <table:table-cell office:value-type="string" calcext:value-type="string">
            <text:p>Quercus laurifolia</text:p>
          </table:table-cell>
          <table:table-cell office:value-type="float" office:value="0.478279756632126" calcext:value-type="float">
            <text:p>0.478279756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uercus palustris</text:p>
          </table:table-cell>
          <table:table-cell office:value-type="float" office:value="0.58591753370755" calcext:value-type="float">
            <text:p>0.585917533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uercus stellata</text:p>
          </table:table-cell>
          <table:table-cell office:value-type="float" office:value="0.640123529527942" calcext:value-type="float">
            <text:p>0.640123529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uercus lyrata</text:p>
          </table:table-cell>
          <table:table-cell office:value-type="float" office:value="0.637050559254868" calcext:value-type="float">
            <text:p>0.637050559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uercus laurifolia</text:p>
          </table:table-cell>
          <table:table-cell office:value-type="float" office:value="0.604670881557853" calcext:value-type="float">
            <text:p>0.60467088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uercus imbricaria</text:p>
          </table:table-cell>
          <table:table-cell office:value-type="float" office:value="0.640621250875507" calcext:value-type="float">
            <text:p>0.64062125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uercus imbricaria</text:p>
          </table:table-cell>
          <table:table-cell office:value-type="float" office:value="0.635704041342909" calcext:value-type="float">
            <text:p>0.63570404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uercus lyrata</text:p>
          </table:table-cell>
          <table:table-cell office:value-type="float" office:value="0.659786355386955" calcext:value-type="float">
            <text:p>0.659786355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uercus laurifolia</text:p>
          </table:table-cell>
          <table:table-cell office:value-type="float" office:value="0.538289016462367" calcext:value-type="float">
            <text:p>0.538289016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uercus palustris</text:p>
          </table:table-cell>
          <table:table-cell office:value-type="float" office:value="0.594375773172963" calcext:value-type="float">
            <text:p>0.594375773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uercus laurifolia</text:p>
          </table:table-cell>
          <table:table-cell office:value-type="float" office:value="0.24297046757999" calcext:value-type="float">
            <text:p>0.242970467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ercus lyrata</text:p>
          </table:table-cell>
          <table:table-cell office:value-type="string" calcext:value-type="string">
            <text:p>Quercus nigra</text:p>
          </table:table-cell>
          <table:table-cell office:value-type="float" office:value="0.516465984330267" calcext:value-type="float">
            <text:p>0.516465984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uercus imbricaria</text:p>
          </table:table-cell>
          <table:table-cell office:value-type="float" office:value="0.474552065664107" calcext:value-type="float">
            <text:p>0.474552065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uercus imbricaria</text:p>
          </table:table-cell>
          <table:table-cell office:value-type="float" office:value="0.436575793774567" calcext:value-type="float">
            <text:p>0.43657579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uercus imbricaria</text:p>
          </table:table-cell>
          <table:table-cell office:value-type="float" office:value="0.643732489796915" calcext:value-type="float">
            <text:p>0.643732489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uercus laurifolia</text:p>
          </table:table-cell>
          <table:table-cell office:value-type="float" office:value="0.301167904855169" calcext:value-type="float">
            <text:p>0.301167904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uercus nigra</text:p>
          </table:table-cell>
          <table:table-cell office:value-type="float" office:value="0.531886207545381" calcext:value-type="float">
            <text:p>0.531886207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uercus stellata</text:p>
          </table:table-cell>
          <table:table-cell office:value-type="float" office:value="0.60796305358018" calcext:value-type="float">
            <text:p>0.607963053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uercus lyrata</text:p>
          </table:table-cell>
          <table:table-cell office:value-type="float" office:value="0.638614077236178" calcext:value-type="float">
            <text:p>0.638614077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uercus nigra</text:p>
          </table:table-cell>
          <table:table-cell office:value-type="float" office:value="0.606909030552836" calcext:value-type="float">
            <text:p>0.60690903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uercus laurifolia</text:p>
          </table:table-cell>
          <table:table-cell office:value-type="float" office:value="0.68613159842075" calcext:value-type="float">
            <text:p>0.686131598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uercus imbricaria</text:p>
          </table:table-cell>
          <table:table-cell office:value-type="float" office:value="0.551254423732908" calcext:value-type="float">
            <text:p>0.551254423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uercus imbricaria</text:p>
          </table:table-cell>
          <table:table-cell office:value-type="float" office:value="0.483149948435837" calcext:value-type="float">
            <text:p>0.483149948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uercus phellos</text:p>
          </table:table-cell>
          <table:table-cell office:value-type="float" office:value="0.455692574043857" calcext:value-type="float">
            <text:p>0.45569257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ercus palustris</text:p>
          </table:table-cell>
          <table:table-cell office:value-type="string" calcext:value-type="string">
            <text:p>Quercus nigra</text:p>
          </table:table-cell>
          <table:table-cell office:value-type="float" office:value="0.498206101354088" calcext:value-type="float">
            <text:p>0.49820610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uercus accutissima</text:p>
          </table:table-cell>
          <table:table-cell office:value-type="string" calcext:value-type="string">
            <text:p>Quercus phellos</text:p>
          </table:table-cell>
          <table:table-cell office:value-type="float" office:value="0.713504372755486" calcext:value-type="float">
            <text:p>0.71350437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uercus accutissima</text:p>
          </table:table-cell>
          <table:table-cell office:value-type="float" office:value="0.645786085917544" calcext:value-type="float">
            <text:p>0.645786085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uercus accutissima</text:p>
          </table:table-cell>
          <table:table-cell office:value-type="float" office:value="0.759663910675041" calcext:value-type="float">
            <text:p>0.75966391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ercus phellos</text:p>
          </table:table-cell>
          <table:table-cell office:value-type="string" calcext:value-type="string">
            <text:p>Quercus laurifolia</text:p>
          </table:table-cell>
          <table:table-cell office:value-type="float" office:value="0.244268577555608" calcext:value-type="float">
            <text:p>0.24426857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uercus stellata</text:p>
          </table:table-cell>
          <table:table-cell office:value-type="float" office:value="0.536544983610422" calcext:value-type="float">
            <text:p>0.536544983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uercus laurifolia</text:p>
          </table:table-cell>
          <table:table-cell office:value-type="float" office:value="0.499590704954537" calcext:value-type="float">
            <text:p>0.4995907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uercus laurifolia</text:p>
          </table:table-cell>
          <table:table-cell office:value-type="float" office:value="0.663868976071168" calcext:value-type="float">
            <text:p>0.663868976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uercus accutissima</text:p>
          </table:table-cell>
          <table:table-cell office:value-type="float" office:value="0.821368458138135" calcext:value-type="float">
            <text:p>0.821368458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uercus accutissima</text:p>
          </table:table-cell>
          <table:table-cell office:value-type="float" office:value="0.86709476175932" calcext:value-type="float">
            <text:p>0.86709476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ercus lyrata</text:p>
          </table:table-cell>
          <table:table-cell office:value-type="string" calcext:value-type="string">
            <text:p>Quercus laurifolia</text:p>
          </table:table-cell>
          <table:table-cell office:value-type="float" office:value="0.491135933101006" calcext:value-type="float">
            <text:p>0.49113593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uercus accutissima</text:p>
          </table:table-cell>
          <table:table-cell office:value-type="string" calcext:value-type="string">
            <text:p>Quercus phellos</text:p>
          </table:table-cell>
          <table:table-cell office:value-type="float" office:value="0.669011936168659" calcext:value-type="float">
            <text:p>0.66901193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uercus nigra</text:p>
          </table:table-cell>
          <table:table-cell office:value-type="float" office:value="0.50275759001439" calcext:value-type="float">
            <text:p>0.5027575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uercus phellos</text:p>
          </table:table-cell>
          <table:table-cell office:value-type="float" office:value="0.558667160056858" calcext:value-type="float">
            <text:p>0.55866716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uercus accutissima</text:p>
          </table:table-cell>
          <table:table-cell office:value-type="float" office:value="0.840364233800335" calcext:value-type="float">
            <text:p>0.84036423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ercus lyrata</text:p>
          </table:table-cell>
          <table:table-cell office:value-type="string" calcext:value-type="string">
            <text:p>Quercus stellata</text:p>
          </table:table-cell>
          <table:table-cell office:value-type="float" office:value="0.574647106177267" calcext:value-type="float">
            <text:p>0.57464710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uercus phellos</text:p>
          </table:table-cell>
          <table:table-cell office:value-type="float" office:value="0.626447029555458" calcext:value-type="float">
            <text:p>0.626447029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ercus accutissima</text:p>
          </table:table-cell>
          <table:table-cell office:value-type="string" calcext:value-type="string">
            <text:p>Quercus phellos</text:p>
          </table:table-cell>
          <table:table-cell office:value-type="float" office:value="0.481761009585992" calcext:value-type="float">
            <text:p>0.48176100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uercus nigra</text:p>
          </table:table-cell>
          <table:table-cell office:value-type="float" office:value="0.609390501653503" calcext:value-type="float">
            <text:p>0.60939050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uercus phellos</text:p>
          </table:table-cell>
          <table:table-cell office:value-type="float" office:value="0.764816377271057" calcext:value-type="float">
            <text:p>0.764816377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uercus accutissima</text:p>
          </table:table-cell>
          <table:table-cell office:value-type="float" office:value="0.300451837933673" calcext:value-type="float">
            <text:p>0.300451837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uercus phellos</text:p>
          </table:table-cell>
          <table:table-cell office:value-type="float" office:value="0.658091886876002" calcext:value-type="float">
            <text:p>0.658091886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uercus accutissima</text:p>
          </table:table-cell>
          <table:table-cell office:value-type="float" office:value="0.808507888511567" calcext:value-type="float">
            <text:p>0.808507888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uercus phellos</text:p>
          </table:table-cell>
          <table:table-cell office:value-type="float" office:value="0.522143813604656" calcext:value-type="float">
            <text:p>0.522143813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uercus laurifolia</text:p>
          </table:table-cell>
          <table:table-cell office:value-type="float" office:value="0.481086478816674" calcext:value-type="float">
            <text:p>0.481086478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ercus imbricaria</text:p>
          </table:table-cell>
          <table:table-cell office:value-type="string" calcext:value-type="string">
            <text:p>Quercus phellos</text:p>
          </table:table-cell>
          <table:table-cell office:value-type="float" office:value="0.610318276108424" calcext:value-type="float">
            <text:p>0.610318276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uercus lyrata</text:p>
          </table:table-cell>
          <table:table-cell office:value-type="float" office:value="0.651365077468074" calcext:value-type="float">
            <text:p>0.651365077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uercus laurifolia</text:p>
          </table:table-cell>
          <table:table-cell office:value-type="float" office:value="0.647437611094646" calcext:value-type="float">
            <text:p>0.64743761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uercus phellos</text:p>
          </table:table-cell>
          <table:table-cell office:value-type="float" office:value="0.49785836060177" calcext:value-type="float">
            <text:p>0.49785836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uercus accutissima</text:p>
          </table:table-cell>
          <table:table-cell office:value-type="float" office:value="0.493340164209311" calcext:value-type="float">
            <text:p>0.493340164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uercus palustris</text:p>
          </table:table-cell>
          <table:table-cell office:value-type="float" office:value="0.707579869165714" calcext:value-type="float">
            <text:p>0.707579869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ercus accutissima</text:p>
          </table:table-cell>
          <table:table-cell office:value-type="string" calcext:value-type="string">
            <text:p>Quercus imbricaria</text:p>
          </table:table-cell>
          <table:table-cell office:value-type="float" office:value="0.695778932149734" calcext:value-type="float">
            <text:p>0.69577893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uercus imbricaria</text:p>
          </table:table-cell>
          <table:table-cell office:value-type="float" office:value="0.526512805478621" calcext:value-type="float">
            <text:p>0.52651280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uercus laurifolia</text:p>
          </table:table-cell>
          <table:table-cell office:value-type="float" office:value="0.737522038344924" calcext:value-type="float">
            <text:p>0.737522038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uercus palustris</text:p>
          </table:table-cell>
          <table:table-cell office:value-type="float" office:value="0.656215528847448" calcext:value-type="float">
            <text:p>0.656215528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uercus palustris</text:p>
          </table:table-cell>
          <table:table-cell office:value-type="float" office:value="0.543514455497979" calcext:value-type="float">
            <text:p>0.54351445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uercus nigra</text:p>
          </table:table-cell>
          <table:table-cell office:value-type="float" office:value="0.628315355650877" calcext:value-type="float">
            <text:p>0.628315355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ercus stellata</text:p>
          </table:table-cell>
          <table:table-cell office:value-type="string" calcext:value-type="string">
            <text:p>Quercus nigra</text:p>
          </table:table-cell>
          <table:table-cell office:value-type="float" office:value="0.486314382996984" calcext:value-type="float">
            <text:p>0.48631438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uercus stellata</text:p>
          </table:table-cell>
          <table:table-cell office:value-type="float" office:value="0.644499085138761" calcext:value-type="float">
            <text:p>0.644499085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uercus nigra</text:p>
          </table:table-cell>
          <table:table-cell office:value-type="float" office:value="0.626616114195669" calcext:value-type="float">
            <text:p>0.626616114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uercus lyrata</text:p>
          </table:table-cell>
          <table:table-cell office:value-type="float" office:value="0.567638502105439" calcext:value-type="float">
            <text:p>0.56763850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uercus phellos</text:p>
          </table:table-cell>
          <table:table-cell office:value-type="float" office:value="0.759307440223684" calcext:value-type="float">
            <text:p>0.75930744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uercus phellos</text:p>
          </table:table-cell>
          <table:table-cell office:value-type="float" office:value="0.571475753760125" calcext:value-type="float">
            <text:p>0.57147575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uercus imbricaria</text:p>
          </table:table-cell>
          <table:table-cell office:value-type="float" office:value="0.525239822215697" calcext:value-type="float">
            <text:p>0.52523982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uercus imbricaria</text:p>
          </table:table-cell>
          <table:table-cell office:value-type="float" office:value="0.521640316178793" calcext:value-type="float">
            <text:p>0.521640316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uercus phellos</text:p>
          </table:table-cell>
          <table:table-cell office:value-type="float" office:value="0.635806655674013" calcext:value-type="float">
            <text:p>0.635806655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uercus nigra</text:p>
          </table:table-cell>
          <table:table-cell office:value-type="float" office:value="0.591413749001867" calcext:value-type="float">
            <text:p>0.59141374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ercus nigra</text:p>
          </table:table-cell>
          <table:table-cell office:value-type="string" calcext:value-type="string">
            <text:p>Quercus stellata</text:p>
          </table:table-cell>
          <table:table-cell office:value-type="float" office:value="0.430764462679212" calcext:value-type="float">
            <text:p>0.43076446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uercus lyrata</text:p>
          </table:table-cell>
          <table:table-cell office:value-type="float" office:value="0.526598686015889" calcext:value-type="float">
            <text:p>0.52659868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ercus accutissima</text:p>
          </table:table-cell>
          <table:table-cell office:value-type="string" calcext:value-type="string">
            <text:p>Quercus imbricaria</text:p>
          </table:table-cell>
          <table:table-cell office:value-type="float" office:value="0.637435561402791" calcext:value-type="float">
            <text:p>0.63743556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uercus nigra</text:p>
          </table:table-cell>
          <table:table-cell office:value-type="float" office:value="0.60779070785922" calcext:value-type="float">
            <text:p>0.607790707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uercus phellos</text:p>
          </table:table-cell>
          <table:table-cell office:value-type="float" office:value="0.76266733233623" calcext:value-type="float">
            <text:p>0.76266733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uercus phellos</text:p>
          </table:table-cell>
          <table:table-cell office:value-type="float" office:value="0.768279859697045" calcext:value-type="float">
            <text:p>0.768279859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uercus accutissima</text:p>
          </table:table-cell>
          <table:table-cell office:value-type="float" office:value="0.622102909273752" calcext:value-type="float">
            <text:p>0.622102909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ercus palustris</text:p>
          </table:table-cell>
          <table:table-cell office:value-type="string" calcext:value-type="string">
            <text:p>Quercus accutissima</text:p>
          </table:table-cell>
          <table:table-cell office:value-type="float" office:value="0.375204325193171" calcext:value-type="float">
            <text:p>0.37520432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uercus laurifolia</text:p>
          </table:table-cell>
          <table:table-cell office:value-type="float" office:value="0.584556754341697" calcext:value-type="float">
            <text:p>0.584556754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uercus stellata</text:p>
          </table:table-cell>
          <table:table-cell office:value-type="float" office:value="0.587004795858864" calcext:value-type="float">
            <text:p>0.587004795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ercus imbricaria</text:p>
          </table:table-cell>
          <table:table-cell office:value-type="string" calcext:value-type="string">
            <text:p>Quercus phellos</text:p>
          </table:table-cell>
          <table:table-cell office:value-type="float" office:value="0.701129520791021" calcext:value-type="float">
            <text:p>0.70112952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uercus laurifolia</text:p>
          </table:table-cell>
          <table:table-cell office:value-type="float" office:value="0.629190077545439" calcext:value-type="float">
            <text:p>0.629190077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uercus stellata</text:p>
          </table:table-cell>
          <table:table-cell office:value-type="float" office:value="0.490226254547117" calcext:value-type="float">
            <text:p>0.490226254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uercus stellata</text:p>
          </table:table-cell>
          <table:table-cell office:value-type="float" office:value="0.597622447166128" calcext:value-type="float">
            <text:p>0.597622447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uercus nigra</text:p>
          </table:table-cell>
          <table:table-cell office:value-type="float" office:value="0.507593884091508" calcext:value-type="float">
            <text:p>0.507593884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uercus phellos</text:p>
          </table:table-cell>
          <table:table-cell office:value-type="float" office:value="0.696463803941291" calcext:value-type="float">
            <text:p>0.696463803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uercus nigra</text:p>
          </table:table-cell>
          <table:table-cell office:value-type="float" office:value="0.621362036790766" calcext:value-type="float">
            <text:p>0.621362036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ercus stellata</text:p>
          </table:table-cell>
          <table:table-cell office:value-type="string" calcext:value-type="string">
            <text:p>Quercus lyrata</text:p>
          </table:table-cell>
          <table:table-cell office:value-type="float" office:value="0.28699979546048" calcext:value-type="float">
            <text:p>0.28699979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uercus palustris</text:p>
          </table:table-cell>
          <table:table-cell office:value-type="string" calcext:value-type="string">
            <text:p>Quercus accutissima</text:p>
          </table:table-cell>
          <table:table-cell office:value-type="float" office:value="0.799402945483542" calcext:value-type="float">
            <text:p>0.79940294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uercus phellos</text:p>
          </table:table-cell>
          <table:table-cell office:value-type="float" office:value="0.653036973903337" calcext:value-type="float">
            <text:p>0.653036973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uercus stellata</text:p>
          </table:table-cell>
          <table:table-cell office:value-type="float" office:value="0.571682212867712" calcext:value-type="float">
            <text:p>0.57168221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uercus stellata</text:p>
          </table:table-cell>
          <table:table-cell office:value-type="float" office:value="0.77849612178182" calcext:value-type="float">
            <text:p>0.77849612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uercus nigra</text:p>
          </table:table-cell>
          <table:table-cell office:value-type="float" office:value="0.496109851117406" calcext:value-type="float">
            <text:p>0.49610985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uercus palustris</text:p>
          </table:table-cell>
          <table:table-cell office:value-type="float" office:value="0.73526844335831" calcext:value-type="float">
            <text:p>0.735268443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uercus accutissima</text:p>
          </table:table-cell>
          <table:table-cell office:value-type="float" office:value="0.64173766594119" calcext:value-type="float">
            <text:p>0.641737665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uercus accutissima</text:p>
          </table:table-cell>
          <table:table-cell office:value-type="float" office:value="0.828653863986952" calcext:value-type="float">
            <text:p>0.82865386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uercus phellos</text:p>
          </table:table-cell>
          <table:table-cell office:value-type="float" office:value="0.444779171609814" calcext:value-type="float">
            <text:p>0.44477917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ercus laurifolia</text:p>
          </table:table-cell>
          <table:table-cell office:value-type="string" calcext:value-type="string">
            <text:p>Quercus phellos</text:p>
          </table:table-cell>
          <table:table-cell office:value-type="float" office:value="0.630395272289494" calcext:value-type="float">
            <text:p>0.63039527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uercus stellata</text:p>
          </table:table-cell>
          <table:table-cell office:value-type="float" office:value="0.563873877787444" calcext:value-type="float">
            <text:p>0.563873877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ercus palustris</text:p>
          </table:table-cell>
          <table:table-cell office:value-type="string" calcext:value-type="string">
            <text:p>Quercus stellata</text:p>
          </table:table-cell>
          <table:table-cell office:value-type="float" office:value="0.647410764005088" calcext:value-type="float">
            <text:p>0.6474107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uercus imbricaria</text:p>
          </table:table-cell>
          <table:table-cell office:value-type="float" office:value="0.498386544751545" calcext:value-type="float">
            <text:p>0.498386544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uercus imbricaria</text:p>
          </table:table-cell>
          <table:table-cell office:value-type="float" office:value="0.529199837785426" calcext:value-type="float">
            <text:p>0.529199837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uercus laurifolia</text:p>
          </table:table-cell>
          <table:table-cell office:value-type="float" office:value="0.728238234270359" calcext:value-type="float">
            <text:p>0.728238234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uercus lyrata</text:p>
          </table:table-cell>
          <table:table-cell office:value-type="float" office:value="0.368057203201515" calcext:value-type="float">
            <text:p>0.368057203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uercus imbricaria</text:p>
          </table:table-cell>
          <table:table-cell office:value-type="float" office:value="0.600495837676583" calcext:value-type="float">
            <text:p>0.600495837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ercus lyrata</text:p>
          </table:table-cell>
          <table:table-cell office:value-type="string" calcext:value-type="string">
            <text:p>Quercus nigra</text:p>
          </table:table-cell>
          <table:table-cell office:value-type="float" office:value="0.384763744181837" calcext:value-type="float">
            <text:p>0.384763744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uercus laurifolia</text:p>
          </table:table-cell>
          <table:table-cell office:value-type="float" office:value="0.633951384587858" calcext:value-type="float">
            <text:p>0.633951384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uercus laurifolia</text:p>
          </table:table-cell>
          <table:table-cell office:value-type="float" office:value="0.230029739397857" calcext:value-type="float">
            <text:p>0.230029739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uercus stellata</text:p>
          </table:table-cell>
          <table:table-cell office:value-type="float" office:value="0.622193642574956" calcext:value-type="float">
            <text:p>0.62219364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ercus nigra</text:p>
          </table:table-cell>
          <table:table-cell office:value-type="string" calcext:value-type="string">
            <text:p>Quercus stellata</text:p>
          </table:table-cell>
          <table:table-cell office:value-type="float" office:value="0.385574281924846" calcext:value-type="float">
            <text:p>0.38557428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uercus palustris</text:p>
          </table:table-cell>
          <table:table-cell office:value-type="float" office:value="0.59909595017375" calcext:value-type="float">
            <text:p>0.59909595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uercus imbricaria</text:p>
          </table:table-cell>
          <table:table-cell office:value-type="float" office:value="0.623409985959047" calcext:value-type="float">
            <text:p>0.623409986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04T08:49:48.034915082</dc:date>
    <meta:editing-duration>PT2M8S</meta:editing-duration>
    <meta:editing-cycles>1</meta:editing-cycles>
    <meta:document-statistic meta:table-count="1" meta:cell-count="549" meta:object-count="0"/>
    <meta:generator>LibreOffice/5.0.2.2$Linux_X86_64 LibreOffice_project/00m0$Build-2</meta:generator>
  </office:meta>
</office:document-meta>
</file>